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Inconsolata" svg:font-family="Inconsolat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9in" fo:margin-left="0in" fo:margin-top="0in" fo:margin-bottom="0in" fo:break-before="auto" fo:break-after="auto" table:align="left"/>
    </style:style>
    <style:style style:name="Table1.A" style:family="table-column">
      <style:table-column-properties style:column-width="1.3639in"/>
    </style:style>
    <style:style style:name="Table1.B" style:family="table-column">
      <style:table-column-properties style:column-width="3.2813in"/>
    </style:style>
    <style:style style:name="Table1.C" style:family="table-column">
      <style:table-column-properties style:column-width="4.3549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Table1.B10" style:family="table-cell" style:data-style-name="N0">
      <style:table-cell-properties style:vertical-align="" fo:padding="0.0694in" fo:border="0.0139in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Roboto" style:font-name-asian="Roboto1" style:font-name-complex="Roboto1"/>
    </style:style>
    <style:style style:name="P3" style:family="paragraph" style:parent-style-name="Heading_20_2">
      <style:paragraph-properties fo:break-before="auto" fo:break-after="auto"/>
      <style:text-properties style:font-name="Roboto" style:font-name-asian="Roboto1" style:font-name-complex="Roboto1"/>
    </style:style>
    <style:style style:name="P4"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Roboto" fo:font-size="14pt" fo:font-weight="bold" style:font-name-asian="Roboto1" style:font-size-asian="14pt" style:font-weight-asian="bold" style:font-name-complex="Roboto1" style:font-size-complex="14pt"/>
    </style:style>
    <style:style style:name="P5"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6"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fo:padding="0in" fo:border="none"/>
      <style:text-properties style:font-name="Roboto" style:font-name-asian="Roboto1" style:font-name-complex="Roboto1"/>
    </style:style>
    <style:style style:name="P7" style:family="paragraph" style:parent-style-name="Standard">
      <style:paragraph-properties loext:contextual-spacing="false" fo:margin-left="0.0661in" fo:margin-right="-0.2555in" fo:margin-top="0in" fo:margin-bottom="0in"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paragraph-properties fo:text-align="start" style:justify-single-word="false"/>
    </style:style>
    <style:style style:name="P11" style:family="paragraph" style:parent-style-name="Text_20_body" style:list-style-name="L4"/>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fo:padding="0in" fo:border="none"/>
      <style:text-properties style:font-name="Roboto" style:font-name-asian="Roboto1" style:font-name-complex="Roboto1"/>
    </style:style>
    <style:style style:name="P15"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16" style:family="paragraph" style:parent-style-name="Heading_20_1" style:master-page-name="Standard">
      <style:paragraph-properties style:page-number="1" fo:break-before="auto" fo:break-after="auto"/>
    </style:style>
    <style:style style:name="P17" style:family="paragraph">
      <style:paragraph-properties fo:text-align="center"/>
    </style:style>
    <style:style style:name="T1" style:family="text">
      <style:text-properties style:font-name="Roboto" style:font-name-asian="Roboto1" style:font-name-complex="Roboto1"/>
    </style:style>
    <style:style style:name="T2" style:family="text">
      <style:text-properties style:font-name="Inconsolata" fo:font-size="23pt" style:font-name-asian="Inconsolata1" style:font-size-asian="23pt" style:font-name-complex="Inconsolata1" style:font-size-complex="23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1932804423483231" text:style-name="L1">
        <text:list-item>
          <text:p text:style-name="P8">What are the basic facts of the case? Tracey is having money issues, and can't afford to send her daughter to the school she wants. Tracey also works at the national gallery and with her brother Pat they are planning to steal an exibit called “Stamps” <text:s/>At the same time Tracy is helping Carry organize a flash mob at the gallery. Unbeknown to Tracy, Carry is working with Alex to destroy some art and embarrass America, and they are using this Flash Mob as part of their plan. </text:p>
          <text:p text:style-name="P8"/>
        </text:list-item>
        <text:list-item>
          <text:p text:style-name="P8">Who are the suspects?</text:p>
        </text:list-item>
      </text:list>
      <text:list xml:id="list3980463996534410357" text:style-name="L2">
        <text:list-item>
          <text:p text:style-name="P9">Tracy – AKA Carol, works at the national Gallary. Worried about loosing her daughter to her ex husband due to financial issues. </text:p>
        </text:list-item>
        <text:list-item>
          <text:p text:style-name="P9">Pat – Tracies Brother, corrupt police officer</text:p>
        </text:list-item>
        <text:list-item>
          <text:p text:style-name="P9">Alex – Krasnovian who wants to embarrass the US. </text:p>
        </text:list-item>
        <text:list-item>
          <text:p text:style-name="P9">Carry – Aquintance to both Alex, and Terry</text:p>
        </text:list-item>
      </text:list>
      <text:p text:style-name="Text_20_body"/>
      <text:p text:style-name="Text_20_body"/>
      <text:list xml:id="list43548776" text:continue-list="list1671932804423483231" text:style-name="L1">
        <text:list-item>
          <text:p text:style-name="P8">What evidence was confiscated?</text:p>
        </text:list-item>
      </text:list>
      <text:list xml:id="list2864794073920319457" text:style-name="L3">
        <text:list-item>
          <text:p text:style-name="P10">Carry's Tablet<text:tab/><text:tab/><text:tab/><text:tab/>carry-tablet-2012-07-15-0532.E01</text:p>
        </text:list-item>
        <text:list-item>
          <text:p text:style-name="P10">Tracy's iPhone<text:tab/><text:tab/><text:tab/><text:tab/>tracy-phone-2012-07-15-final.E01</text:p>
        </text:list-item>
        <text:list-item>
          <text:p text:style-name="P10">Tracy's External Hard Drive<text:tab/><text:tab/>tracy-external-2012-07-16-final.E01</text:p>
        </text:list-item>
        <text:list-item>
          <text:p text:style-name="P10">Tracy's Macbook Air<text:tab/><text:tab/><text:tab/>tracy-hone-2012-07-16-final.E01</text:p>
        </text:list-item>
        <text:list-item>
          <text:p text:style-name="P10">Carry's Phone<text:tab/><text:tab/><text:tab/><text:tab/>carry-phone-2012-07-15-final.zip</text:p>
        </text:list-item>
      </text:list>
      <text:p text:style-name="Text_20_body"/>
      <text:list xml:id="list43550915" text:continue-list="list43548776" text:style-name="L1">
        <text:list-item>
          <text:p text:style-name="P8">What could be admissible as evidence</text:p>
          <text:p text:style-name="P8">The contence of the formentioned devices. Messages, Email and Email Attachments, Pictures, Documents, Compressed Files, Contanct information, Meta Data, and GPS locations. </text:p>
          <text:p text:style-name="P8"/>
        </text:list-item>
      </text:list>
      <text:list xml:id="list7093918549631711705" text:style-name="L4">
        <text:list-item>
          <text:list>
            <text:list-header>
              <text:p text:style-name="P11">Device Information:</text:p>
              <text:list>
                <text:list-item>
                  <text:p text:style-name="P12">Device model iPhone1/2</text:p>
                  <text:list>
                    <text:list-item>
                      <text:p text:style-name="P12">If Autopsy is not able to identify the version of the iPhone, which two does Autopsy think it could be? </text:p>
                    </text:list-item>
                  </text:list>
                </text:list-item>
                <text:list-item>
                  <text:p text:style-name="P12">Device host name Tracy Sumtwelve's Phone</text:p>
                </text:list-item>
                <text:list-item>
                  <text:p text:style-name="P12">OS version # iPhone OS 4.2.1 (8C148)</text:p>
                </text:list-item>
                <text:list-item>
                  <text:p text:style-name="P12">Install time 6/6/2012 12:03:28 -0700</text:p>
                </text:list-item>
                <text:list-item>
                  <text:p text:style-name="P12">Device serial # 86004482Y7H</text:p>
                </text:list-item>
                <text:list-item>
                  <text:p text:style-name="P12">Integrated Circuit Card ID (ICCID) number 89014103255195342366</text:p>
                </text:list-item>
              </text:list>
            </text:list-header>
          </text:list>
        </text:list-item>
      </text:list>
      <text:list xml:id="list2207032315312183744" text:style-name="L5">
        <text:list-item>
          <text:list>
            <text:list-item>
              <text:list>
                <text:list-item>
                  <text:p text:style-name="P13">International Mobile Equipment Identification (IMEI) number:<text:span text:style-name="T1">12021003735398</text:span></text:p>
                </text:list-item>
              </text:list>
            </text:list-item>
          </text:list>
        </text:list-item>
      </text:list>
      <text:list xml:id="list43546696" text:continue-list="list7093918549631711705" text:style-name="L4">
        <text:list-item>
          <text:list>
            <text:list-item>
              <text:p text:style-name="P11">Tracy's information:</text:p>
              <text:list>
                <text:list-item>
                  <text:p text:style-name="P12">Tracy's phone number 703-340-9661</text:p>
                </text:list-item>
                <text:list-item>
                  <text:p text:style-name="P11">Tracy's email addresses : <text:a xlink:type="simple" xlink:href="mailto:Tracy.sumtwelve@nationalgallerdc.org" text:style-name="Internet_20_link" text:visited-style-name="Visited_20_Internet_20_Link">Tracy.sumtwelve@nationalgallerdc.org</text:a></text:p>
                  <text:list>
                    <text:list-item>
                      <text:list>
                        <text:list-item>
                          <text:list>
                            <text:list-item>
                              <text:list>
                                <text:list-item>
                                  <text:p text:style-name="P11"><text:a xlink:type="simple" xlink:href="mailto:Tracysumtwelve@gmail.com" text:style-name="Internet_20_link" text:visited-style-name="Visited_20_Internet_20_Link">Tracysumtwelve@gmail.com</text:a></text:p>
                                </text:list-item>
                                <text:list-item>
                                  <text:p text:style-name="P11"/>
                                </text:list-item>
                              </text:list>
                            </text:list-item>
                          </text:list>
                        </text:list-item>
                      </text:list>
                    </text:list-item>
                  </text:list>
                </text:list-item>
              </text:list>
            </text:list-item>
          </text:list>
        </text:list-item>
      </text:list>
      <text:p text:style-name="P16"><text:span text:style-name="T1">Case Name: </text:span><text:span text:style-name="T2">2012-07-15-National-Gallery</text:span><text:span text:style-name="T1"><text:tab/><text:tab/>Case #: </text:span><text:span text:style-name="T2">1EZ215-P</text:span></text:p>
      <text:p text:style-name="P1"><draw:rect text:anchor-type="as-char" draw:z-index="0" draw:style-name="gr1" draw:text-style-name="P17" svg:width="0.0012in" svg:height="0.0213in"><text:p/></draw:rect></text:p>
      <text:p text:style-name="P3"><text:bookmark text:name="_irtu7ebfsqdh"/>Details of Tracy’s iPhone</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ame</text:p>
          </table:table-cell>
          <table:table-cell table:style-name="Table1.A1" office:value-type="string">
            <text:p text:style-name="P4">Findings</text:p>
          </table:table-cell>
          <table:table-cell table:style-name="Table1.A1" office:value-type="string">
            <text:p text:style-name="P4">Location in iPhone image file</text:p>
          </table:table-cell>
        </table:table-row>
        <table:table-row table:style-name="Table1.1">
          <table:table-cell table:style-name="Table1.A1" office:value-type="string">
            <text:p text:style-name="P5">Model</text:p>
          </table:table-cell>
          <table:table-cell table:style-name="Table1.A1" office:value-type="string">
            <text:p text:style-name="P5">Iphone 1,2</text:p>
          </table:table-cell>
          <table:table-cell table:style-name="Table1.A1" office:value-type="string">
            <text:p text:style-name="P5">General.log</text:p>
          </table:table-cell>
        </table:table-row>
        <table:table-row table:style-name="Table1.1">
          <table:table-cell table:style-name="Table1.A1" office:value-type="string">
            <text:p text:style-name="P5">Host Name</text:p>
          </table:table-cell>
          <table:table-cell table:style-name="Table1.A1" office:value-type="string">
            <text:p text:style-name="P6">Tracy Sumtwelve's Iphone <text:s text:c="42"/></text:p>
          </table:table-cell>
          <table:table-cell table:style-name="Table1.A1" office:value-type="string">
            <text:p text:style-name="P5">Lockdownd.log.1</text:p>
          </table:table-cell>
        </table:table-row>
        <table:table-row table:style-name="Table1.1">
          <table:table-cell table:style-name="Table1.A1" office:value-type="string">
            <text:p text:style-name="P5">OS Version</text:p>
          </table:table-cell>
          <table:table-cell table:style-name="Table1.A1" office:value-type="string">
            <text:p text:style-name="P5">Iphone OS 4.2.1 (8C148)</text:p>
          </table:table-cell>
          <table:table-cell table:style-name="Table1.A1" office:value-type="string">
            <text:p text:style-name="P5">General.log</text:p>
          </table:table-cell>
        </table:table-row>
        <table:table-row table:style-name="Table1.1">
          <table:table-cell table:style-name="Table1.A1" office:value-type="string">
            <text:p text:style-name="P5">Install Time</text:p>
          </table:table-cell>
          <table:table-cell table:style-name="Table1.A1" office:value-type="string">
            <text:p text:style-name="P5">6/6/2012 12:03:28 -0700</text:p>
          </table:table-cell>
          <table:table-cell table:style-name="Table1.A1" office:value-type="string">
            <text:p text:style-name="P5">General.log</text:p>
          </table:table-cell>
        </table:table-row>
        <table:table-row table:style-name="Table1.1">
          <table:table-cell table:style-name="Table1.A1" office:value-type="string">
            <text:p text:style-name="P5">User Email</text:p>
          </table:table-cell>
          <table:table-cell table:style-name="Table1.A1" office:value-type="string">
            <text:p text:style-name="P5">Tracy.sumtwelve@nationalgallerydc.<text:a xlink:type="simple" xlink:href="mailto:or@pod510818.outlook.com" text:style-name="Internet_20_link" text:visited-style-name="Visited_20_Internet_20_Link">org</text:a></text:p>
            <text:p text:style-name="P6">tracysumtwelve@gmail.com</text:p>
          </table:table-cell>
          <table:table-cell table:style-name="Table1.A1" office:value-type="string">
            <text:p text:style-name="P5">image_Tray-phone-2012-07-15-final.E01/vol_vol5/mobile/Library/mail</text:p>
          </table:table-cell>
        </table:table-row>
        <table:table-row table:style-name="Table1.1">
          <table:table-cell table:style-name="Table1.A1" office:value-type="string">
            <text:p text:style-name="P5">Phone Number</text:p>
          </table:table-cell>
          <table:table-cell table:style-name="Table1.A1" office:value-type="string">
            <text:p text:style-name="P5">703-340-9661</text:p>
          </table:table-cell>
          <table:table-cell table:style-name="Table1.A1" office:value-type="string">
            <text:p text:style-name="P5">Lockdownd.log.1</text:p>
          </table:table-cell>
        </table:table-row>
        <table:table-row table:style-name="Table1.1">
          <table:table-cell table:style-name="Table1.A1" office:value-type="string">
            <text:p text:style-name="P5">Serial Number</text:p>
          </table:table-cell>
          <table:table-cell table:style-name="Table1.A1" office:value-type="string">
            <text:p text:style-name="P5">86004482Y7H</text:p>
          </table:table-cell>
          <table:table-cell table:style-name="Table1.A1" office:value-type="string">
            <text:p text:style-name="P5">General.Log</text:p>
          </table:table-cell>
        </table:table-row>
        <table:table-row table:style-name="Table1.1">
          <table:table-cell table:style-name="Table1.A1" office:value-type="string">
            <text:p text:style-name="P5">ICCID</text:p>
          </table:table-cell>
          <table:table-cell table:style-name="Table1.A1" office:value-type="string">
            <text:p text:style-name="P5">890141032551953</text:p>
            <text:p text:style-name="P6">42366</text:p>
          </table:table-cell>
          <table:table-cell table:style-name="Table1.A1" office:value-type="string">
            <text:p text:style-name="P5">Lockdownd.log.1</text:p>
          </table:table-cell>
        </table:table-row>
        <table:table-row table:style-name="Table1.1">
          <table:table-cell table:style-name="Table1.A1" office:value-type="string">
            <text:p text:style-name="P5">IMEI</text:p>
          </table:table-cell>
          <table:table-cell table:style-name="Table1.B10" office:value-type="float" office:value="12021003735398">
            <text:p text:style-name="P7">12021003735398</text:p>
          </table:table-cell>
          <table:table-cell table:style-name="Table1.A1" office:value-type="string">
            <text:p text:style-name="P5">wildcard_record.plist</text:p>
          </table:table-cell>
        </table:table-row>
        <table:table-row table:style-name="Table1.1">
          <table:table-cell table:style-name="Table1.A1" office:value-type="string">
            <text:p text:style-name="P5">MD5 Hash</text:p>
          </table:table-cell>
          <table:table-cell table:style-name="Table1.A1" office:value-type="string">
            <text:p text:style-name="P5">Cde7ae3ac48c0345e9a1988b0e90715d</text:p>
          </table:table-cell>
          <table:table-cell table:style-name="Table1.A1" office:value-type="string">
            <text:p text:style-name="P5">Data Source/ Tracy-phone/File Meta Data</text:p>
          </table:table-cell>
        </table:table-row>
        <table:table-row table:style-name="Table1.1">
          <table:table-cell table:style-name="Table1.A1" office:value-type="string">
            <text:p text:style-name="P5">SHA256 Hash</text:p>
          </table:table-cell>
          <table:table-cell table:style-name="Table1.A1" office:value-type="string">
            <text:p text:style-name="P5"/>
          </table:table-cell>
          <table:table-cell table:style-name="Table1.A1"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Inconsolata" svg:font-family="Inconsolat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Hansen</meta:initial-creator>
    <meta:creation-date>2021-11-23T08:58:06.07</meta:creation-date>
    <dc:date>2021-11-29T23:32:19.49</dc:date>
    <dc:creator>Scott Hansen</dc:creator>
    <meta:editing-duration>P5DT23H19M58S</meta:editing-duration>
    <meta:editing-cycles>3</meta:editing-cycles>
    <meta:generator>OpenOffice/4.1.10$Win32 OpenOffice.org_project/4110m2$Build-9807</meta:generator>
    <meta:document-statistic meta:table-count="1" meta:image-count="0" meta:object-count="0" meta:page-count="3" meta:paragraph-count="66" meta:word-count="356" meta:character-count="2565"/>
  </office:meta>
</office:document-meta>
</file>